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style:text-underline-style="none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style:font-style-asian="normal" style:font-style-complex="normal"/>
    </style:style>
    <style:style style:name="P6" style:family="paragraph" style:parent-style-name="Standard" style:list-style-name="L1">
      <style:text-properties fo:font-style="italic" style:text-underline-style="none" style:font-style-asian="italic" style:font-style-complex="italic"/>
    </style:style>
    <style:style style:name="P7" style:family="paragraph" style:parent-style-name="Standard" style:list-style-name="L2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8" style:family="paragraph" style:parent-style-name="Standard" style:list-style-name="L3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9" style:family="paragraph" style:parent-style-name="Standard" style:list-style-name="L4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10" style:family="paragraph" style:parent-style-name="Standard" style:list-style-name="L5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11" style:family="paragraph" style:parent-style-name="Standard" style:list-style-name="L6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P12" style:family="paragraph" style:parent-style-name="Standard" style:list-style-name="L7">
      <style:paragraph-properties fo:text-align="justify" style:justify-single-word="false"/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UEUR(<text:span text:style-name="T1">id_Joueur</text:span><text:span text:style-name="T2">, Nom, Prenom, adresseP, dateN) → 1FN, 2FN, 3FN</text:span></text:p>
      <text:list xml:id="list20180988371" text:style-name="L1">
        <text:list-item>
          <text:p text:style-name="P6">id_Joueur&gt;0</text:p>
        </text:list-item>
      </text:list>
      <text:p text:style-name="P2"/>
      <text:p text:style-name="P4"><text:span text:style-name="T2">RENCONTRE(</text:span><text:span text:style-name="T1">id_phase</text:span><text:span text:style-name="T2">, </text:span><text:span text:style-name="T1">id_partie</text:span><text:span text:style-name="T2">, id_Joueur) → 1FN, 2FN, 3FN</text:span></text:p>
      <text:list xml:id="list184142537" text:style-name="L2">
        <text:list-item>
          <text:p text:style-name="P7">Une rencontre se fait entre deux joueurs</text:p>
        </text:list-item>
        <text:list-item>
          <text:p text:style-name="P7">id_Joueur référence JOUEUR et correspond au gagnant</text:p>
        </text:list-item>
      </text:list>
      <text:p text:style-name="P3"/>
      <text:p text:style-name="P1"><text:span text:style-name="T2">TOUR( </text:span><text:span text:style-name="T1">num_tour</text:span><text:span text:style-name="T2">, xpiècejouée, ypiècejouée, <text:s/></text:span><text:span text:style-name="T4">id_phase</text:span><text:span text:style-name="T3">, </text:span><text:span text:style-name="T4">id_partie</text:span><text:span text:style-name="T3">, id_pièce) →1FN, 2FN, 3FN, 3FNBCK </text:span></text:p>
      <text:list xml:id="list442956783" text:style-name="L3">
        <text:list-item>
          <text:p text:style-name="P8">id_phase et id_partie référencent RENCONTRE non nul</text:p>
        </text:list-item>
        <text:list-item>
          <text:p text:style-name="P8">xpiècejoué&gt;0</text:p>
        </text:list-item>
        <text:list-item>
          <text:p text:style-name="P8">ypiècejoué&gt;0</text:p>
        </text:list-item>
        <text:list-item>
          <text:p text:style-name="P8">id_pièce non nul référence PIECE </text:p>
        </text:list-item>
      </text:list>
      <text:p text:style-name="P3"/>
      <text:p text:style-name="P4"><text:span text:style-name="T2">COULEUR(</text:span><text:span text:style-name="T1">id_couleur</text:span><text:span text:style-name="T2">) → 1FN, 2FN, 3FN, 3FNBCK</text:span></text:p>
      <text:list xml:id="list1936814282" text:style-name="L4">
        <text:list-item>
          <text:p text:style-name="P9">id_couleur = {NOIR, BLANC, UNDEF}</text:p>
        </text:list-item>
      </text:list>
      <text:p text:style-name="P5"/>
      <text:p text:style-name="P5">PIECE( <text:span text:style-name="T1">id_pièce</text:span>, x, y, preX, preY, <text:span text:style-name="T1">id_partie</text:span>, <text:span text:style-name="T1">id_phase</text:span>, id_couleur ) → 1FN, 2FN, 3FN, 3FNBCK</text:p>
      <text:list xml:id="list2088881760" text:style-name="L5">
        <text:list-item>
          <text:p text:style-name="P10">id_partie et id_phase référence RENCONTRE non nul</text:p>
        </text:list-item>
        <text:list-item>
          <text:p text:style-name="P10">id_couleur référence COULEUR non nul</text:p>
        </text:list-item>
        <text:list-item>
          <text:p text:style-name="P10">x, y, etc &gt; 0</text:p>
        </text:list-item>
      </text:list>
      <text:p text:style-name="P5"/>
      <text:p text:style-name="P5">DEROULEMENT(<text:span text:style-name="T1">id_joueur</text:span>, <text:s/><text:span text:style-name="T1">id_phase</text:span>, <text:span text:style-name="T1">id_partie</text:span> ) → 1FN, 2FN, 3FN, 3FNBCK</text:p>
      <text:list xml:id="list943629073" text:style-name="L6">
        <text:list-item>
          <text:p text:style-name="P11">id_joueur référence JOUEUR non nul</text:p>
        </text:list-item>
        <text:list-item>
          <text:p text:style-name="P11">id_phase et id_partie référence RENCONTRE non nul</text:p>
        </text:list-item>
      </text:list>
      <text:p text:style-name="P5"/>
      <text:p text:style-name="P5">JRC( <text:span text:style-name="T1">id_joueur</text:span>, <text:span text:style-name="T1">id_phase</text:span>, <text:span text:style-name="T1">id_partie</text:span>, <text:span text:style-name="T1">id_couleur</text:span> ) → 1FN, 2FN, 3FN, 3FNBCK</text:p>
      <text:list xml:id="list2169406633" text:style-name="L7">
        <text:list-item>
          <text:p text:style-name="P12">id_joueur référence JOUEUR</text:p>
        </text:list-item>
        <text:list-item>
          <text:p text:style-name="P12">id_phase et id_partie référence RENCONTRE</text:p>
        </text:list-item>
        <text:list-item>
          <text:p text:style-name="P12">id_couleur référence COULEU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</meta:initial-creator>
    <meta:creation-date>2013-04-30T09:24:26</meta:creation-date>
    <dc:date>2013-05-03T16:08:56</dc:date>
    <dc:creator>Romain </dc:creator>
    <meta:editing-duration>PT15M12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23" meta:word-count="158" meta:character-count="1029" meta:non-whitespace-character-count="906"/>
  </office:meta>
</office:document-meta>
</file>